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1" svg:font-family="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Trebuchet MS" fo:font-size="18pt" style:font-size-asian="18pt" style:font-size-complex="18pt"/>
    </style:style>
    <style:style style:name="P2" style:family="paragraph" style:parent-style-name="Preformatted_20_Text">
      <style:paragraph-properties fo:text-align="center" style:justify-single-word="false"/>
      <style:text-properties style:font-name="URW Gothic L" fo:font-size="12pt" style:font-size-asian="12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style:font-name="URW Gothic L" fo:font-size="12pt" style:font-size-asian="12pt" style:font-size-complex="12pt"/>
    </style:style>
    <style:style style:name="P4" style:family="paragraph" style:parent-style-name="Preformatted_20_Text">
      <style:paragraph-properties fo:text-align="center" style:justify-single-word="false"/>
      <style:text-properties style:font-name="Trebuchet MS" fo:font-size="12pt" style:font-size-asian="12pt" style:font-size-complex="12pt"/>
    </style:style>
    <style:style style:name="T1" style:family="text">
      <style:text-properties style:font-name="Trebuchet M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h, Baby, Babe</text:p>
      <text:p text:style-name="P4">Johnny Burnette</text:p>
      <text:p text:style-name="P2"></text:p>
      <text:p text:style-name="P2">Oh baby babe ...</text:p>
      <text:p text:style-name="P2">...oh come back baby, I wanna make</text:p>
      <text:p text:style-name="P2"/>
      <text:p text:style-name="P2">A</text:p>
      <text:p text:style-name="P2">You told me that you loved me</text:p>
      <text:p text:style-name="P2">And always would be true</text:p>
      <text:p text:style-name="P2">But now you've gone and left me</text:p>
      <text:p text:style-name="P2">And made me oh so blue</text:p>
      <text:p text:style-name="P2">love to you babe</text:p>
      <text:p text:style-name="P2">Oh baby, come back a-baby come</text:p>
      <text:p text:style-name="P2">Oh come back a-baby come</text:p>
      <text:p text:style-name="P2">Oh come back baby, I wanna make love to you</text:p>
      <text:p text:style-name="P2"/>
      <text:p text:style-name="P2">B</text:p>
      <text:p text:style-name="P2">Oh baby babe ...</text:p>
      <text:p text:style-name="P2">...oh come back baby, I wanna make love to you</text:p>
      <text:p text:style-name="P2"></text:p>
      <text:p text:style-name="P2">[Solo Guitarra]</text:p>
      <text:p text:style-name="P2"/>
      <text:p text:style-name="P2">A</text:p>
      <text:p text:style-name="P2">If I was you little baby</text:p>
      <text:p text:style-name="P2">I'd go and have my face</text:p>
      <text:p text:style-name="P2">I'd like to see you find a man</text:p>
      <text:p text:style-name="P2">You think will take my place</text:p>
      <text:p text:style-name="P2">Now you may think I'm jealous</text:p>
      <text:p text:style-name="P2">Of everyone in town</text:p>
      <text:p text:style-name="P2">But when it comes to lovin'</text:p>
      <text:p text:style-name="P2">You're the sweetest thing around</text:p>
      <text:p text:style-name="P2"></text:p>
      <text:p text:style-name="P2">B</text:p>
      <text:p text:style-name="P2">Oh baby babe ...</text:p>
      <text:p text:style-name="P2">...oh come back baby, I wanna make love to you</text:p>
      <text:p text:style-name="P2"/>
      <text:p text:style-name="P2">[Solo Piano]</text:p>
      <text:p text:style-name="P2"/>
      <text:p text:style-name="P2">A</text:p>
      <text:p text:style-name="P2">Now you may think I'm jealous</text:p>
      <text:p text:style-name="P2">Of everyone in town</text:p>
      <text:p text:style-name="P2">But when it comes to lovin'</text:p>
      <text:p text:style-name="P2">You're the sweetest thing around</text:p>
      <text:p text:style-name="P2"/>
      <text:p text:style-name="P2">B</text:p>
      <text:p text:style-name="P2">Oh baby babe ...</text:p>
      <text:p text:style-name="P2">...oh come back baby, I wanna make love to you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3-18T17:59:29</dc:date>
    <dc:creator>rodolfoap</dc:creator>
    <meta:generator>OpenOffice.org/3.0$Unix OpenOffice.org_project/300m15$Build-9379</meta:generator>
    <meta:editing-duration>PT00H12M32S</meta:editing-duration>
    <meta:editing-cycles>6</meta:editing-cycles>
    <meta:document-statistic meta:table-count="0" meta:image-count="0" meta:object-count="0" meta:page-count="1" meta:paragraph-count="41" meta:word-count="186" meta:character-count="871"/>
    <meta:user-defined meta:name="Info 1"/>
    <meta:user-defined meta:name="Info 2"/>
    <meta:user-defined meta:name="Info 3"/>
    <meta:user-defined meta:name="Info 4"/>
  </office:meta>
</office:document-meta>
</file>